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color="#cc0000"/>
    </style:style>
    <style:style style:name="ce3" style:family="table-cell" style:parent-style-name="Default">
      <style:text-properties fo:color="#cc00cc"/>
    </style:style>
    <style:style style:name="ce4" style:family="table-cell" style:parent-style-name="Default">
      <style:text-properties fo:color="#0000cc"/>
    </style:style>
    <style:style style:name="ce5" style:family="table-cell" style:parent-style-name="Default">
      <style:text-properties fo:color="#996600"/>
    </style:style>
    <style:style style:name="ce6" style:family="table-cell" style:parent-style-name="Default">
      <style:text-properties fo:color="#009933"/>
    </style:style>
    <style:style style:name="ce7" style:family="table-cell" style:parent-style-name="Default">
      <style:text-properties fo:color="#cc0000"/>
    </style:style>
    <style:style style:name="ce8" style:family="table-cell" style:parent-style-name="Default">
      <style:text-properties fo:color="#cc9900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fo:color="#cc0000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  <style:text-properties fo:color="#cc00cc"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  <style:text-properties fo:color="#0000cc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  <style:text-properties fo:color="#996600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  <style:text-properties fo:color="#007826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  <style:text-properties fo:color="#666666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23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fo:background-color="#ffff66"/>
      <style:text-properties fo:font-weight="bold" style:font-weight-asian="bold" style:font-weight-complex="bold"/>
    </style:style>
    <style:style style:name="ce25" style:family="table-cell" style:parent-style-name="Default" style:data-style-name="N123"/>
    <style:style style:name="ce26" style:family="table-cell" style:parent-style-name="Default" style:data-style-name="N123">
      <style:text-properties fo:color="#cc00cc"/>
    </style:style>
    <style:style style:name="ce27" style:family="table-cell" style:parent-style-name="Default" style:data-style-name="N123">
      <style:text-properties fo:color="#0000cc"/>
    </style:style>
    <style:style style:name="ce28" style:family="table-cell" style:parent-style-name="Default" style:data-style-name="N122">
      <style:table-cell-properties fo:background-color="#99ff99"/>
      <style:text-properties fo:font-weight="bold" style:font-weight-asian="bold" style:font-weight-complex="bold"/>
    </style:style>
    <style:style style:name="ce29" style:family="table-cell" style:parent-style-name="Default">
      <style:text-properties fo:color="#007826"/>
    </style:style>
    <style:style style:name="ce30" style:family="table-cell" style:parent-style-name="Default" style:data-style-name="N122">
      <style:table-cell-properties fo:background-color="#ff99ff"/>
      <style:text-properties fo:font-weight="bold" style:font-weight-asian="bold" style:font-weight-complex="bold"/>
    </style:style>
    <style:style style:name="ce31" style:family="table-cell" style:parent-style-name="Default">
      <style:text-properties fo:color="#ff9900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none" fo:border-left="none" fo:border-right="0.06pt solid #000000" fo:border-top="none"/>
      <style:text-properties fo:color="#cc0000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ce35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123">
      <style:table-cell-properties fo:border-bottom="none" fo:border-left="none" fo:border-right="0.06pt solid #000000" fo:border-top="none"/>
      <style:text-properties fo:color="#cc00cc"/>
    </style:style>
    <style:style style:name="ce37" style:family="table-cell" style:parent-style-name="Default" style:data-style-name="N123">
      <style:table-cell-properties fo:border-bottom="none" fo:border-left="none" fo:border-right="0.06pt solid #000000" fo:border-top="none"/>
      <style:text-properties fo:color="#0000cc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fo:color="#996600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fo:color="#007826"/>
    </style:style>
    <style:style style:name="ce40" style:family="table-cell" style:parent-style-name="Default">
      <style:table-cell-properties fo:border-bottom="none" fo:border-left="none" fo:border-right="0.06pt solid #000000" fo:border-top="none"/>
      <style:text-properties fo:color="#ff9900"/>
    </style:style>
    <style:style style:name="ce41" style:family="table-cell" style:parent-style-name="Default">
      <style:table-cell-properties fo:border-bottom="none" fo:border-left="0.06pt solid #000000" fo:border-right="none" fo:border-top="0.06pt solid #000000"/>
      <style:text-properties fo:color="#ff9900" fo:font-weight="bold" style:font-weight-asian="bold" style:font-weight-complex="bold"/>
    </style:style>
    <style:style style:name="ce42" style:family="table-cell" style:parent-style-name="Default">
      <style:table-cell-properties fo:background-color="#99ff99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43" style:family="table-cell" style:parent-style-name="Default">
      <style:table-cell-properties fo:background-color="#ffff66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06pt solid #000000" fo:border-top="none"/>
      <style:text-properties fo:color="#cc00cc"/>
    </style:style>
    <style:style style:name="ce45" style:family="table-cell" style:parent-style-name="Default">
      <style:table-cell-properties fo:border-bottom="none" fo:border-left="none" fo:border-right="0.06pt solid #000000" fo:border-top="none"/>
      <style:text-properties fo:color="#0000cc"/>
    </style:style>
    <style:style style:name="ce46" style:family="table-cell" style:parent-style-name="Default">
      <style:table-cell-properties fo:background-color="#ff99ff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47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LatticesM" table:style-name="ta1"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3" table:formula="of:=ABS([LatticesM.B2]-[LatticesM.H6])" office:value-type="float" office:value="1.182175" calcext:value-type="float">
            <text:p>1.182175</text:p>
          </table:table-cell>
          <table:table-cell table:style-name="ce23" table:formula="of:=[LatticesM.C2]+[LatticesM.I6]" office:value-type="float" office:value="0.000017" calcext:value-type="float">
            <text:p>0.000017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28" table:formula="of:=ABS([LatticesM.N6]-[LatticesM.B7])" office:value-type="float" office:value="0.000277000000000083" calcext:value-type="float">
            <text:p>0.000277</text:p>
          </table:table-cell>
          <table:table-cell table:style-name="ce28" table:formula="of:=[LatticesM.C7]+[LatticesM.O6]" office:value-type="float" office:value="0.000174" calcext:value-type="float">
            <text:p>0.00017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T6]-[LatticesM.B13])" office:value-type="float" office:value="0.0000430000000000153" calcext:value-type="float">
            <text:p>0.000043</text:p>
          </table:table-cell>
          <table:table-cell table:style-name="ce47" table:formula="of:=[LatticesM.U6]+[LatticesM.C13]" office:value-type="float" office:value="0.000155" calcext:value-type="float">
            <text:p>0.00015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office:value-type="float" office:value="1.182175" calcext:value-type="float">
            <text:p>1.182175</text:p>
          </table:table-cell>
          <table:table-cell office:value-type="float" office:value="0.000017" calcext:value-type="float">
            <text:p>0.000017</text:p>
          </table:table-cell>
          <table:table-cell/>
          <table:table-cell table:style-name="ce11" table:formula="of:=[LatticesM.$A2]" office:value-type="string" office:string-value="2A" calcext:value-type="string">
            <text:p>2A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1" table:formula="of:=[LatticesM.A7]" office:value-type="string" office:string-value="2E" calcext:value-type="string">
            <text:p>2E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1" table:formula="of:=[LatticesM.A13]" office:value-type="string" office:string-value="2K" calcext:value-type="string">
            <text:p>2K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2A_600</text:p>
          </table:table-cell>
          <table:table-cell office:value-type="float" office:value="1.180818" calcext:value-type="float">
            <text:p>1.18081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6925" calcext:value-type="float">
            <text:p>1.06925</text:p>
          </table:table-cell>
          <table:table-cell office:value-type="float" office:value="0.00019" calcext:value-type="float">
            <text:p>0.00019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2001" calcext:value-type="float">
            <text:p>1.02001</text:p>
          </table:table-cell>
          <table:table-cell office:value-type="float" office:value="0.00018" calcext:value-type="float">
            <text:p>0.00018</text:p>
          </table:table-cell>
          <table:table-cell/>
        </table:table-row>
        <table:table-row table:style-name="ro1">
          <table:table-cell table:style-name="ce4" office:value-type="string" calcext:value-type="string">
            <text:p>2B</text:p>
          </table:table-cell>
          <table:table-cell office:value-type="float" office:value="1.18336" calcext:value-type="float">
            <text:p>1.18336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693" calcext:value-type="float">
            <text:p>1.0693</text:p>
          </table:table-cell>
          <table:table-cell office:value-type="float" office:value="0.00023" calcext:value-type="float">
            <text:p>0.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199" calcext:value-type="float">
            <text:p>1.0199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style-name="ce5" office:value-type="string" calcext:value-type="string">
            <text:p>2C</text:p>
          </table:table-cell>
          <table:table-cell office:value-type="float" office:value="1.173751" calcext:value-type="float">
            <text:p>1.17375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6939" calcext:value-type="float">
            <text:p>1.06939</text:p>
          </table:table-cell>
          <table:table-cell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2007" calcext:value-type="float">
            <text:p>1.02007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style-name="ce6" office:value-type="string" calcext:value-type="string">
            <text:p>2D</text:p>
          </table:table-cell>
          <table:table-cell office:value-type="float" office:value="1.165591" calcext:value-type="float">
            <text:p>1.16559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7"/>
          <table:table-cell table:style-name="ce33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7" office:value-type="float" office:value="1.06935" calcext:value-type="float">
            <text:p>1.06935</text:p>
          </table:table-cell>
          <table:table-cell table:style-name="ce33" office:value-type="float" office:value="0.00015" calcext:value-type="float">
            <text:p>0.00015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7" office:value-type="float" office:value="1.02002" calcext:value-type="float">
            <text:p>1.02002</text:p>
          </table:table-cell>
          <table:table-cell table:style-name="ce33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style-name="ce7" office:value-type="string" calcext:value-type="string">
            <text:p>2E</text:p>
          </table:table-cell>
          <table:table-cell office:value-type="float" office:value="1.069627" calcext:value-type="float">
            <text:p>1.069627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2F</text:p>
          </table:table-cell>
          <table:table-cell office:value-type="float" office:value="0.976018" calcext:value-type="float">
            <text:p>0.976018</text:p>
          </table:table-cell>
          <table:table-cell office:value-type="float" office:value="0.000026" calcext:value-type="float">
            <text:p>0.000026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2G</text:p>
          </table:table-cell>
          <table:table-cell office:value-type="float" office:value="0.847695" calcext:value-type="float">
            <text:p>0.847695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4" table:formula="of:=ABS([LatticesM.B3]-[LatticesM.H14])" office:value-type="float" office:value="0.000717999999999996" calcext:value-type="float">
            <text:p>0.000718</text:p>
          </table:table-cell>
          <table:table-cell table:style-name="ce24" table:formula="of:=[LatticesM.C3]+[LatticesM.I14]" office:value-type="float" office:value="0.000174" calcext:value-type="float">
            <text:p>0.00017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3" office:value-type="string" calcext:value-type="string">
            <text:p>Δkeff=</text:p>
          </table:table-cell>
          <table:table-cell table:style-name="ce24" table:formula="of:=ABS([LatticesM.B8]-[LatticesM.N14])" office:value-type="float" office:value="0.000547999999999882" calcext:value-type="float">
            <text:p>0.000548</text:p>
          </table:table-cell>
          <table:table-cell table:style-name="ce24" table:formula="of:=[LatticesM.C8]+[LatticesM.O14]" office:value-type="float" office:value="0.000166" calcext:value-type="float">
            <text:p>0.000166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6" office:value-type="string" calcext:value-type="string">
            <text:p>Δkeff=</text:p>
          </table:table-cell>
          <table:table-cell table:style-name="ce48" table:formula="of:=ABS([LatticesM.B14]-[LatticesM.T14])" office:value-type="float" office:value="0.0402749999999999" calcext:value-type="float">
            <text:p>0.040275</text:p>
          </table:table-cell>
          <table:table-cell table:style-name="ce48" table:formula="of:=[LatticesM.C14]+[LatticesM.U14]" office:value-type="float" office:value="0.000154" calcext:value-type="float">
            <text:p>0.00015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5" office:value-type="string" calcext:value-type="string">
            <text:p>2H</text:p>
          </table:table-cell>
          <table:table-cell office:value-type="float" office:value="0.788221" calcext:value-type="float">
            <text:p>0.788221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14" table:formula="of:=[LatticesM.A3]" office:value-type="string" office:string-value="2A_600" calcext:value-type="string">
            <text:p>2A_600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4" table:formula="of:=[LatticesM.A8]" office:value-type="string" office:string-value="2F" calcext:value-type="string">
            <text:p>2F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4" table:formula="of:=[LatticesM.A14]" office:value-type="string" office:string-value="2L" calcext:value-type="string">
            <text:p>2L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style-name="ce6" office:value-type="string" calcext:value-type="string">
            <text:p>2I</text:p>
          </table:table-cell>
          <table:table-cell office:value-type="float" office:value="1.179916" calcext:value-type="float">
            <text:p>1.179916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006" calcext:value-type="float">
            <text:p>1.18006</text:p>
          </table:table-cell>
          <table:table-cell table:style-name="ce35" office:value-type="float" office:value="0.00021" calcext:value-type="float">
            <text:p>0.0002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7531" calcext:value-type="float">
            <text:p>0.97531</text:p>
          </table:table-cell>
          <table:table-cell office:value-type="float" office:value="0.00018" calcext:value-type="float">
            <text:p>0.0001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7876" calcext:value-type="float">
            <text:p>0.97876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style-name="ce8" office:value-type="string" calcext:value-type="string">
            <text:p>2J</text:p>
          </table:table-cell>
          <table:table-cell office:value-type="float" office:value="0.975193" calcext:value-type="float">
            <text:p>0.97519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024" calcext:value-type="float">
            <text:p>1.18024</text:p>
          </table:table-cell>
          <table:table-cell table:style-name="ce35" office:value-type="float" office:value="0.00025" calcext:value-type="float">
            <text:p>0.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7539" calcext:value-type="float">
            <text:p>0.97539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7857" calcext:value-type="float">
            <text:p>0.97857</text:p>
          </table:table-cell>
          <table:table-cell office:value-type="float" office:value="0.00018" calcext:value-type="float">
            <text:p>0.00018</text:p>
          </table:table-cell>
          <table:table-cell/>
        </table:table-row>
        <table:table-row table:style-name="ro1">
          <table:table-cell table:style-name="ce7" office:value-type="string" calcext:value-type="string">
            <text:p>2K</text:p>
          </table:table-cell>
          <table:table-cell office:value-type="float" office:value="1.020063" calcext:value-type="float">
            <text:p>1.02006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007" calcext:value-type="float">
            <text:p>1.18007</text:p>
          </table:table-cell>
          <table:table-cell table:style-name="ce35"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7555" calcext:value-type="float">
            <text:p>0.97555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7862" calcext:value-type="float">
            <text:p>0.97862</text:p>
          </table:table-cell>
          <table:table-cell office:value-type="float" office:value="0.00015" calcext:value-type="float">
            <text:p>0.00015</text:p>
          </table:table-cell>
          <table:table-cell/>
        </table:table-row>
        <table:table-row table:style-name="ro1">
          <table:table-cell table:style-name="ce3" office:value-type="string" calcext:value-type="string">
            <text:p>2L</text:p>
          </table:table-cell>
          <table:table-cell office:value-type="float" office:value="1.018915" calcext:value-type="float">
            <text:p>1.018915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6" office:value-type="float" office:value="1.1801" calcext:value-type="float">
            <text:p>1.18010</text:p>
          </table:table-cell>
          <table:table-cell table:style-name="ce36" office:value-type="float" office:value="0.00015" calcext:value-type="float">
            <text:p>0.00015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" office:value-type="float" office:value="0.97547" calcext:value-type="float">
            <text:p>0.97547</text:p>
          </table:table-cell>
          <table:table-cell table:style-name="ce44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" office:value-type="float" office:value="0.97864" calcext:value-type="float">
            <text:p>0.97864</text:p>
          </table:table-cell>
          <table:table-cell table:style-name="ce44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style-name="ce4" office:value-type="string" calcext:value-type="string">
            <text:p>2M</text:p>
          </table:table-cell>
          <table:table-cell office:value-type="float" office:value="0.938796" calcext:value-type="float">
            <text:p>0.938796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2N</text:p>
          </table:table-cell>
          <table:table-cell office:value-type="float" office:value="0.869615" calcext:value-type="float">
            <text:p>0.869615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2O</text:p>
          </table:table-cell>
          <table:table-cell office:value-type="float" office:value="1.047729" calcext:value-type="float">
            <text:p>1.047729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4" table:formula="of:=ABS([LatticesM.B4]-[LatticesM.H22])" office:value-type="float" office:value="0.000559999999999894" calcext:value-type="float">
            <text:p>0.000560</text:p>
          </table:table-cell>
          <table:table-cell table:style-name="ce24" table:formula="of:=[LatticesM.C4]+[LatticesM.I22]" office:value-type="float" office:value="0.000174" calcext:value-type="float">
            <text:p>0.00017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28" table:formula="of:=ABS([LatticesM.B9]-[LatticesM.N22])" office:value-type="float" office:value="0.000104999999999911" calcext:value-type="float">
            <text:p>0.000105</text:p>
          </table:table-cell>
          <table:table-cell table:style-name="ce28" table:formula="of:=[LatticesM.C9]+[LatticesM.O22]" office:value-type="float" office:value="0.000155" calcext:value-type="float">
            <text:p>0.00015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B15]-[LatticesM.T22])" office:value-type="float" office:value="0.000115999999999894" calcext:value-type="float">
            <text:p>0.000116</text:p>
          </table:table-cell>
          <table:table-cell table:style-name="ce47" table:formula="of:=[LatticesM.C15]+[LatticesM.U22]" office:value-type="float" office:value="0.000165" calcext:value-type="float">
            <text:p>0.00016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8" office:value-type="string" calcext:value-type="string">
            <text:p>2P</text:p>
          </table:table-cell>
          <table:table-cell office:value-type="float" office:value="0.92741" calcext:value-type="float">
            <text:p>0.92741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15" table:formula="of:=[LatticesM.A4]" office:value-type="string" office:string-value="2B" calcext:value-type="string">
            <text:p>2B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5" table:formula="of:=[LatticesM.A9]" office:value-type="string" office:string-value="2G" calcext:value-type="string">
            <text:p>2G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5" table:formula="of:=[LatticesM.A15]" office:value-type="string" office:string-value="2M" calcext:value-type="string">
            <text:p>2M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office:value-type="string" calcext:value-type="string">
            <text:p>2Q</text:p>
          </table:table-cell>
          <table:table-cell office:value-type="float" office:value="1.17194" calcext:value-type="float">
            <text:p>1.17194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261" calcext:value-type="float">
            <text:p>1.18261</text:p>
          </table:table-cell>
          <table:table-cell table:style-name="ce35" office:value-type="float" office:value="0.0002" calcext:value-type="float">
            <text:p>0.00020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84745" calcext:value-type="float">
            <text:p>0.84745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3873" calcext:value-type="float">
            <text:p>0.93873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247" calcext:value-type="float">
            <text:p>1.18247</text:p>
          </table:table-cell>
          <table:table-cell table:style-name="ce35" office:value-type="float" office:value="0.00022" calcext:value-type="float">
            <text:p>0.0002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84733" calcext:value-type="float">
            <text:p>0.84733</text:p>
          </table:table-cell>
          <table:table-cell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3874" calcext:value-type="float">
            <text:p>0.93874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296" calcext:value-type="float">
            <text:p>1.18296</text:p>
          </table:table-cell>
          <table:table-cell table:style-name="ce35"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84781" calcext:value-type="float">
            <text:p>0.84781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3863" calcext:value-type="float">
            <text:p>0.93863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office:value-type="string" calcext:value-type="string">
            <text:p>MCNP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7" office:value-type="float" office:value="1.1828" calcext:value-type="float">
            <text:p>1.18280</text:p>
          </table:table-cell>
          <table:table-cell table:style-name="ce37" office:value-type="float" office:value="0.00015" calcext:value-type="float">
            <text:p>0.00015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" office:value-type="float" office:value="0.84759" calcext:value-type="float">
            <text:p>0.84759</text:p>
          </table:table-cell>
          <table:table-cell table:style-name="ce45" office:value-type="float" office:value="0.00013" calcext:value-type="float">
            <text:p>0.0001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" office:value-type="float" office:value="0.93868" calcext:value-type="float">
            <text:p>0.93868</text:p>
          </table:table-cell>
          <table:table-cell table:style-name="ce45" office:value-type="float" office:value="0.00014" calcext:value-type="float">
            <text:p>0.00014</text:p>
          </table:table-cell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8" table:formula="of:=ABS([LatticesM.B5]-[LatticesM.H30])" office:value-type="float" office:value="0.000170999999999921" calcext:value-type="float">
            <text:p>0.000171</text:p>
          </table:table-cell>
          <table:table-cell table:style-name="ce28" table:formula="of:=[LatticesM.C5]+[LatticesM.I30]" office:value-type="float" office:value="0.000163" calcext:value-type="float">
            <text:p>0.00016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3" office:value-type="string" calcext:value-type="string">
            <text:p>Δkeff=</text:p>
          </table:table-cell>
          <table:table-cell table:style-name="ce24" table:formula="of:=ABS([LatticesM.B10]-[LatticesM.N30])" office:value-type="float" office:value="0.000770999999999855" calcext:value-type="float">
            <text:p>0.000771</text:p>
          </table:table-cell>
          <table:table-cell table:style-name="ce24" table:formula="of:=[LatticesM.C10]+[LatticesM.O30]" office:value-type="float" office:value="0.000145" calcext:value-type="float">
            <text:p>0.00014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6" office:value-type="string" calcext:value-type="string">
            <text:p>Δkeff=</text:p>
          </table:table-cell>
          <table:table-cell table:style-name="ce48" table:formula="of:=ABS([LatticesM.B16]-[LatticesM.T30])" office:value-type="float" office:value="0.0265750000000001" calcext:value-type="float">
            <text:p>0.026575</text:p>
          </table:table-cell>
          <table:table-cell table:style-name="ce48" table:formula="of:=[LatticesM.C16]+[LatticesM.U30]" office:value-type="float" office:value="0.000155" calcext:value-type="float">
            <text:p>0.00015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16" table:formula="of:=[LatticesM.A5]" office:value-type="string" office:string-value="2C" calcext:value-type="string">
            <text:p>2C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6" table:formula="of:=[LatticesM.A10]" office:value-type="string" office:string-value="2H" calcext:value-type="string">
            <text:p>2H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6" table:formula="of:=[LatticesM.A16]" office:value-type="string" office:string-value="2N" calcext:value-type="string">
            <text:p>2N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table:style-name="ce21" office:value-type="string" calcext:value-type="string">
            <text:p>(Collision)</text:p>
          </table:table-cell>
          <table:table-cell table:style-name="ce21" office:value-type="string" calcext:value-type="string">
            <text:p>=</text:p>
          </table:table-cell>
          <table:table-cell table:style-name="ce21" office:value-type="float" office:value="1.17377" calcext:value-type="float">
            <text:p>1.17377</text:p>
          </table:table-cell>
          <table:table-cell office:value-type="float" office:value="0.00021" calcext:value-type="float">
            <text:p>0.00021</text:p>
          </table:table-cell>
          <table:table-cell/>
          <table:table-cell office:value-type="string" calcext:value-type="string">
            <text:p>k-effective</text:p>
          </table:table-cell>
          <table:table-cell table:style-name="ce21" office:value-type="string" calcext:value-type="string">
            <text:p>(Collision)</text:p>
          </table:table-cell>
          <table:table-cell table:style-name="ce21" office:value-type="string" calcext:value-type="string">
            <text:p>=</text:p>
          </table:table-cell>
          <table:table-cell table:style-name="ce21" office:value-type="float" office:value="0.78754" calcext:value-type="float">
            <text:p>0.78754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table:style-name="ce21" office:value-type="string" calcext:value-type="string">
            <text:p>(Collision)</text:p>
          </table:table-cell>
          <table:table-cell table:style-name="ce21" office:value-type="string" calcext:value-type="string">
            <text:p>=</text:p>
          </table:table-cell>
          <table:table-cell table:style-name="ce21" office:value-type="float" office:value="0.8963" calcext:value-type="float">
            <text:p>0.8963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356" calcext:value-type="float">
            <text:p>1.17356</text:p>
          </table:table-cell>
          <table:table-cell office:value-type="float" office:value="0.00023" calcext:value-type="float">
            <text:p>0.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78758" calcext:value-type="float">
            <text:p>0.78758</text:p>
          </table:table-cell>
          <table:table-cell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89641" calcext:value-type="float">
            <text:p>0.89641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354" calcext:value-type="float">
            <text:p>1.17354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78735" calcext:value-type="float">
            <text:p>0.78735</text:p>
          </table:table-cell>
          <table:table-cell office:value-type="float" office:value="0.00015" calcext:value-type="float">
            <text:p>0.0001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89604" calcext:value-type="float">
            <text:p>0.89604</text:p>
          </table:table-cell>
          <table:table-cell office:value-type="float" office:value="0.00015" calcext:value-type="float">
            <text:p>0.0001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" office:value-type="float" office:value="1.17358" calcext:value-type="float">
            <text:p>1.17358</text:p>
          </table:table-cell>
          <table:table-cell table:style-name="ce38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" office:value-type="float" office:value="0.78745" calcext:value-type="float">
            <text:p>0.78745</text:p>
          </table:table-cell>
          <table:table-cell table:style-name="ce38" office:value-type="float" office:value="0.00012" calcext:value-type="float">
            <text:p>0.00012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" office:value-type="float" office:value="0.89619" calcext:value-type="float">
            <text:p>0.89619</text:p>
          </table:table-cell>
          <table:table-cell table:style-name="ce38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8" table:formula="of:=ABS([LatticesM.B6]-[LatticesM.H38])" office:value-type="float" office:value="0.000268999999999853" calcext:value-type="float">
            <text:p>0.000269</text:p>
          </table:table-cell>
          <table:table-cell table:style-name="ce28" table:formula="of:=[LatticesM.C6]+[LatticesM.I38]" office:value-type="float" office:value="0.000163" calcext:value-type="float">
            <text:p>0.00016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28" table:formula="of:=ABS([LatticesM.B11]-[LatticesM.N38])" office:value-type="float" office:value="0.000375999999999932" calcext:value-type="float">
            <text:p>0.000376</text:p>
          </table:table-cell>
          <table:table-cell table:style-name="ce28" table:formula="of:=[LatticesM.C11]+[LatticesM.O38]" office:value-type="float" office:value="0.000164" calcext:value-type="float">
            <text:p>0.00016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B17]-[LatticesM.T38])" office:value-type="float" office:value="0.000108999999999915" calcext:value-type="float">
            <text:p>0.000109</text:p>
          </table:table-cell>
          <table:table-cell table:style-name="ce47" table:formula="of:=[LatticesM.C17]+[LatticesM.U38]" office:value-type="float" office:value="0.000154" calcext:value-type="float">
            <text:p>0.00015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17" table:formula="of:=[LatticesM.A6]" office:value-type="string" office:string-value="2D" calcext:value-type="string">
            <text:p>2D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7" table:formula="of:=[LatticesM.A11]" office:value-type="string" office:string-value="2I" calcext:value-type="string">
            <text:p>2I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7" table:formula="of:=[LatticesM.A17]" office:value-type="string" office:string-value="2O" calcext:value-type="string">
            <text:p>2O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583" calcext:value-type="float">
            <text:p>1.16583</text:p>
          </table:table-cell>
          <table:table-cell office:value-type="float" office:value="0.00021" calcext:value-type="float">
            <text:p>0.0002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7947" calcext:value-type="float">
            <text:p>1.17947</text:p>
          </table:table-cell>
          <table:table-cell office:value-type="float" office:value="0.00018" calcext:value-type="float">
            <text:p>0.0001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4755" calcext:value-type="float">
            <text:p>1.04755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586" calcext:value-type="float">
            <text:p>1.16586</text:p>
          </table:table-cell>
          <table:table-cell office:value-type="float" office:value="0.00023" calcext:value-type="float">
            <text:p>0.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95" calcext:value-type="float">
            <text:p>1.1795</text:p>
          </table:table-cell>
          <table:table-cell office:value-type="float" office:value="0.00021" calcext:value-type="float">
            <text:p>0.0002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4755" calcext:value-type="float">
            <text:p>1.04755</text:p>
          </table:table-cell>
          <table:table-cell office:value-type="float" office:value="0.00022" calcext:value-type="float">
            <text:p>0.0002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586" calcext:value-type="float">
            <text:p>1.16586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958" calcext:value-type="float">
            <text:p>1.17958</text:p>
          </table:table-cell>
          <table:table-cell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4767" calcext:value-type="float">
            <text:p>1.04767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9" office:value-type="float" office:value="1.16586" calcext:value-type="float">
            <text:p>1.16586</text:p>
          </table:table-cell>
          <table:table-cell table:style-name="ce39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9" office:value-type="float" office:value="1.17954" calcext:value-type="float">
            <text:p>1.17954</text:p>
          </table:table-cell>
          <table:table-cell table:style-name="ce39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9" office:value-type="float" office:value="1.04762" calcext:value-type="float">
            <text:p>1.04762</text:p>
          </table:table-cell>
          <table:table-cell table:style-name="ce39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30" table:formula="of:=ABS([LatticesM.B19]-[LatticesM.H46])" office:value-type="float" office:value="1.17194" calcext:value-type="float">
            <text:p>1.171940</text:p>
          </table:table-cell>
          <table:table-cell table:style-name="ce30" table:formula="of:=[LatticesM.C19]+[LatticesM.I46]" office:value-type="float" office:value="0.000016" calcext:value-type="float">
            <text:p>0.000016</text:p>
          </table:table-cell>
          <table:table-cell/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28" table:formula="of:=ABS([LatticesM.B12]-[LatticesM.N46])" office:value-type="float" office:value="0.000392999999999866" calcext:value-type="float">
            <text:p>0.000393</text:p>
          </table:table-cell>
          <table:table-cell table:style-name="ce28" table:formula="of:=[LatticesM.C12]+[LatticesM.O46]" office:value-type="float" office:value="0.000165" calcext:value-type="float">
            <text:p>0.00016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B18]-[LatticesM.T46])" office:value-type="float" office:value="0.000079999999999858" calcext:value-type="float">
            <text:p>0.00008</text:p>
          </table:table-cell>
          <table:table-cell table:style-name="ce47" table:formula="of:=[LatticesM.C18]+[LatticesM.U46]" office:value-type="float" office:value="0.000154" calcext:value-type="float">
            <text:p>0.00015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18" table:formula="of:=[.A19]" office:value-type="string" office:string-value="2Q" calcext:value-type="string">
            <text:p>2Q</text:p>
          </table:table-cell>
          <table:table-cell table:style-name="ce19" table:number-columns-repeated="2"/>
          <table:table-cell table:style-name="ce9"/>
          <table:table-cell table:style-name="ce10"/>
          <table:table-cell/>
          <table:table-cell table:style-name="ce41" table:formula="of:=[LatticesM.A12]" office:value-type="string" office:string-value="2J" calcext:value-type="string">
            <text:p>2J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41" table:formula="of:=[LatticesM.A18]" office:value-type="string" office:string-value="2P" calcext:value-type="string">
            <text:p>2P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00018" calcext:value-type="float">
            <text:p>0.0001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2721" calcext:value-type="float">
            <text:p>0.92721</text:p>
          </table:table-cell>
          <table:table-cell office:value-type="float" office:value="0.00018" calcext:value-type="float">
            <text:p>0.0001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7469" calcext:value-type="float">
            <text:p>0.97469</text:p>
          </table:table-cell>
          <table:table-cell office:value-type="float" office:value="0.00018" calcext:value-type="float">
            <text:p>0.0001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2726" calcext:value-type="float">
            <text:p>0.92726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7491" calcext:value-type="float">
            <text:p>0.97491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2738" calcext:value-type="float">
            <text:p>0.92738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1"/>
          <table:table-cell table:style-name="ce40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1" office:value-type="float" office:value="0.9748" calcext:value-type="float">
            <text:p>0.9748</text:p>
          </table:table-cell>
          <table:table-cell table:style-name="ce40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1" office:value-type="float" office:value="0.92733" calcext:value-type="float">
            <text:p>0.92733</text:p>
          </table:table-cell>
          <table:table-cell table:style-name="ce40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4"/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7:38:20.061897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3:43:38.923883230</meta:creation-date>
    <dc:date>2016-11-02T21:18:09.473577584</dc:date>
    <meta:editing-duration>P1DT16H55M25S</meta:editing-duration>
    <meta:editing-cycles>26</meta:editing-cycles>
    <meta:generator>LibreOffice/5.1.6.2.0$Linux_X86_64 LibreOffice_project/10$Build-2</meta:generator>
    <meta:document-statistic meta:table-count="1" meta:cell-count="615" meta:object-count="0"/>
  </office:meta>
</office:document-meta>
</file>